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2701" officeooo:paragraph-rsid="001c270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d4597" officeooo:paragraph-rsid="001d459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e8b62" officeooo:paragraph-rsid="001e8b6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066d1" officeooo:paragraph-rsid="002066d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20a5d" officeooo:paragraph-rsid="00220a5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39a3" officeooo:paragraph-rsid="002239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2b94e" officeooo:paragraph-rsid="0022b94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410f3" officeooo:paragraph-rsid="002410f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53579" officeooo:paragraph-rsid="0025357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8208"/>
    </style:style>
    <style:style style:name="T3" style:family="text">
      <style:text-properties style:text-underline-style="solid" style:text-underline-width="auto" style:text-underline-color="font-color" officeooo:rsid="00267733"/>
    </style:style>
    <style:style style:name="T4" style:family="text">
      <style:text-properties officeooo:rsid="00221b3c"/>
    </style:style>
    <style:style style:name="T5" style:family="text">
      <style:text-properties officeooo:rsid="00248208"/>
    </style:style>
    <style:style style:name="T6" style:family="text">
      <style:text-properties officeooo:rsid="00267733"/>
    </style:style>
    <style:style style:name="T7" style:family="text">
      <style:text-properties officeooo:rsid="00291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</text:p>
      <text:p text:style-name="P1"/>
      <text:p text:style-name="P2">UTENTE(<text:span text:style-name="T1">Username</text:span>, <text:span text:style-name="T1">Email</text:span> , Tipo, Residenza, Data Nascita)</text:p>
      <text:p text:style-name="P2"/>
      <text:p text:style-name="P2">PREFERENZA( [<text:span text:style-name="T1">Username</text:span>, <text:span text:style-name="T1">Email](</text:span>UTENTE),<text:span text:style-name="T1"> Nome </text:span>(CATEGORIA)) //lo scrivo per SQL oppure easy : PREFERENZA(<text:span text:style-name="T1">UTENTE</text:span>,<text:span text:style-name="T1">CATEGORIA</text:span>) con implicito i vincoli sulle chiavi?</text:p>
      <text:p text:style-name="P3"/>
      <text:p text:style-name="P3">CATEGORIA(<text:span text:style-name="T1">Nome)</text:span></text:p>
      <text:p text:style-name="P3"><text:span text:style-name="T1"/></text:p>
      <text:p text:style-name="P4">SOTTOCATEGORIA(<text:span text:style-name="T1">CATEGORIA, Nome)</text:span> //ingloba relazione appartenenza grazie a cardinaità 1,1</text:p>
      <text:p text:style-name="P3"/>
      <text:p text:style-name="P5">TOPIC(<text:span text:style-name="T1">CATEGORIA</text:span>,<text:span text:style-name="T1">DOMANDA</text:span>)//<text:span text:style-name="T4">implicito il riferimento alla chiavi primarie</text:span></text:p>
      <text:p text:style-name="P5"/>
      <text:p text:style-name="P6">DOMANDA(<text:span text:style-name="T1">UTENTE, data)</text:span> //ingloba attività 1 per lo stesso motivo riportato sopra</text:p>
      <text:p text:style-name="P6"/>
      <text:p text:style-name="P7">DOMANDE_APERTE(<text:span text:style-name="T1">DOMANDA</text:span>)</text:p>
      <text:p text:style-name="P7"/>
      <text:p text:style-name="P7">SONDAGGIO(<text:span text:style-name="T1">DOMANDA</text:span>)</text:p>
      <text:p text:style-name="P3"><text:span text:style-name="T1"/></text:p>
      <text:p text:style-name="P8">RISPOSTA_PREDEFINITA<text:span text:style-name="T5">(</text:span><text:span text:style-name="T2">UTENTE,SONDAGGIO</text:span><text:span text:style-name="T5">,anonimo)</text:span></text:p>
      <text:p text:style-name="P8"/>
      <text:p text:style-name="P9">RISPOSTA_APERTA(<text:span text:style-name="T1">UTENTE,</text:span><text:span text:style-name="T3">data,</text:span><text:span text:style-name="T6"> anonimo, voto(voto+ , voto -), DOMANDA_APERTA)</text:span></text:p>
      <text:p text:style-name="P9"/>
      <text:p text:style-name="P9">//<text:span text:style-name="T7">in questo schema logico non posso inserire tutte le cardinalità, giust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1:55:37.345000000</meta:creation-date>
    <dc:date>2015-05-10T12:09:46.341000000</dc:date>
    <meta:editing-duration>PT13M23S</meta:editing-duration>
    <meta:editing-cycles>15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2" meta:word-count="76" meta:character-count="714" meta:non-whitespace-character-count="650"/>
  </office:meta>
</office:document-meta>
</file>